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enlo-Regular" svg:font-family="Menlo-Regular"/>
    <style:font-face style:name="OpenSymbol" svg:font-family="OpenSymbol"/>
    <style:font-face style:name="Tahoma1" svg:font-family="Tahoma"/>
    <style:font-face style:name="Times New Roman1" svg:font-family="'Times New Roman'" style:font-family-generic="roman"/>
    <style:font-face style:name="TimesNewRomanPSMT" svg:font-family="TimesNewRomanPSMT" style:font-family-generic="roman"/>
    <style:font-face style:name="Lucida Grande" svg:font-family="'Lucida Grande'" style:font-family-generic="swiss"/>
    <style:font-face style:name="Courier New" svg:font-family="'Courier New'" style:font-family-generic="modern" style:font-pitch="fixed"/>
    <style:font-face style:name="Monaco1" svg:font-family="Monaco" style:font-family-generic="modern" style:font-pitch="fixed"/>
    <style:font-face style:name="Monaco" svg:font-family="Monaco" style:font-adornments="Normal" style:font-family-generic="modern" style:font-pitch="fixed"/>
    <style:font-face style:name="Menlo" svg:font-family="Menlo"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color="#cccccc"/>
    </style:style>
    <style:style style:name="P2" style:family="paragraph" style:parent-style-name="Standard">
      <style:text-properties style:use-window-font-color="true" style:font-name="TimesNewRomanPSMT" fo:font-size="12pt" style:font-name-asian="TimesNewRomanPSMT" style:font-size-asian="12pt" style:font-name-complex="TimesNewRomanPSMT" style:font-size-complex="12pt"/>
    </style:style>
    <style:style style:name="P3" style:family="paragraph" style:parent-style-name="Standard">
      <style:paragraph-properties fo:text-align="justify" style:justify-single-word="false"/>
    </style:style>
    <style:style style:name="P4" style:family="paragraph" style:parent-style-name="Text_20_body">
      <style:text-properties style:use-window-font-color="true" style:font-name="TimesNewRomanPSMT" fo:font-size="12pt" style:font-name-asian="TimesNewRomanPSMT" style:font-size-asian="12pt" style:font-name-complex="TimesNewRomanPSMT" style:font-size-complex="12pt"/>
    </style:style>
    <style:style style:name="P5" style:family="paragraph" style:parent-style-name="Text_20_body">
      <style:paragraph-properties fo:text-align="justify" style:justify-single-word="false"/>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Contents_20_3">
      <style:paragraph-properties>
        <style:tab-stops>
          <style:tab-stop style:position="16cm" style:type="right" style:leader-style="dotted" style:leader-text="."/>
        </style:tab-stops>
      </style:paragraph-properties>
    </style:style>
    <style:style style:name="P10" style:family="paragraph" style:parent-style-name="Ligne_20_de_20_commande">
      <style:paragraph-properties fo:margin-left="0.998cm" fo:margin-right="8.634cm" fo:text-align="start" style:justify-single-word="false" fo:text-indent="0cm" style:auto-text-indent="false"/>
    </style:style>
    <style:style style:name="P11" style:family="paragraph" style:parent-style-name="Ligne_20_de_20_commande">
      <style:paragraph-properties fo:margin-left="0.998cm" fo:margin-right="11.495cm" fo:text-indent="0cm" style:auto-text-indent="false"/>
    </style:style>
    <style:style style:name="P12" style:family="paragraph" style:parent-style-name="Ligne_20_de_20_commande">
      <style:paragraph-properties fo:margin-left="0.998cm" fo:margin-right="0.258cm" fo:text-indent="0cm" style:auto-text-indent="false"/>
    </style:style>
    <style:style style:name="P13" style:family="paragraph" style:parent-style-name="Ligne_20_de_20_commande">
      <style:paragraph-properties fo:margin-left="0.998cm" fo:margin-right="0.258cm" fo:text-indent="0cm" style:auto-text-indent="false"/>
      <style:text-properties style:font-name="Monaco1" fo:font-size="9pt" style:font-size-asian="9pt" style:font-size-complex="9pt"/>
    </style:style>
    <style:style style:name="P14" style:family="paragraph" style:parent-style-name="Ligne_20_de_20_commande" style:list-style-name="">
      <style:paragraph-properties fo:margin-left="0.998cm" fo:margin-right="1.05cm" fo:text-align="start" style:justify-single-word="false" fo:text-indent="0cm" style:auto-text-indent="false" style:text-autospace="none">
        <style:tab-stops>
          <style:tab-stop style:position="6.359cm"/>
        </style:tab-stops>
      </style:paragraph-properties>
      <style:text-properties style:font-name="Monaco1" fo:font-size="9pt" style:font-size-asian="9pt" style:font-size-complex="9pt"/>
    </style:style>
    <style:style style:name="P15" style:family="paragraph" style:parent-style-name="Ligne_20_de_20_commande">
      <style:paragraph-properties fo:margin-left="0.998cm" fo:margin-right="8.992cm" fo:text-indent="0cm" style:auto-text-indent="false"/>
      <style:text-properties style:font-name="Monaco1" fo:font-size="9pt" style:font-size-asian="9pt" style:font-size-complex="9pt"/>
    </style:style>
    <style:style style:name="P16" style:family="paragraph" style:parent-style-name="Standard">
      <style:paragraph-properties fo:text-align="justify" style:justify-single-word="false"/>
    </style:style>
    <style:style style:name="P17" style:family="paragraph" style:parent-style-name="Text_20_body" style:list-style-name="L1"/>
    <style:style style:name="P18" style:family="paragraph" style:parent-style-name="Heading_20_1">
      <style:paragraph-properties fo:break-before="page"/>
    </style:style>
    <style:style style:name="P1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e6e6e6" fo:font-size="10.5pt" style:font-size-asian="10.5pt" style:font-size-complex="10.5pt"/>
    </style:style>
    <style:style style:name="T2" style:family="text">
      <style:text-properties fo:font-size="10.5pt" style:font-size-asian="10.5pt" style:font-size-complex="10.5pt"/>
    </style:style>
    <style:style style:name="T3" style:family="text">
      <style:text-properties fo:color="#000000"/>
    </style:style>
    <style:style style:name="T4" style:family="text">
      <style:text-properties fo:color="#000000" style:font-name="Menlo-Regular" fo:font-size="11pt" style:font-name-asian="Menlo-Regular" style:font-size-asian="11pt" style:font-name-complex="Menlo-Regular" style:font-size-complex="11pt"/>
    </style:style>
    <style:style style:name="T5" style:family="text">
      <style:text-properties fo:color="#000000" style:font-name="Menlo-Regular" style:font-name-asian="Menlo-Regular" style:font-name-complex="Menlo-Regular"/>
    </style:style>
    <style:style style:name="T6" style:family="text">
      <style:text-properties fo:color="#000000" fo:font-size="11pt" style:font-name-asian="Menlo-Regular" style:font-size-asian="11pt" style:font-name-complex="Menlo-Regular" style:font-size-complex="11pt"/>
    </style:style>
    <style:style style:name="T7" style:family="text">
      <style:text-properties fo:color="#000000" style:font-name-asian="Menlo-Regular" style:font-name-complex="Menlo-Regular"/>
    </style:style>
    <style:style style:name="T8" style:family="text">
      <style:text-properties fo:color="#000000" style:font-name="Monaco1" fo:font-size="9pt" style:font-name-asian="Menlo-Regular" style:font-size-asian="9pt" style:font-name-complex="Menlo-Regular" style:font-size-complex="9pt"/>
    </style:style>
    <style:style style:name="T9" style:family="text">
      <style:text-properties fo:color="#000000" style:font-name="Monaco1" fo:font-size="11pt" style:font-name-asian="Menlo-Regular" style:font-size-asian="11pt" style:font-name-complex="Menlo-Regular" style:font-size-complex="11pt"/>
    </style:style>
    <style:style style:name="T10" style:family="text">
      <style:text-properties style:font-name="Times New Roman1"/>
    </style:style>
    <style:style style:name="T11" style:family="text">
      <style:text-properties fo:color="#26474b" style:font-name="Menlo-Regular" fo:font-size="11pt" style:font-name-asian="Menlo-Regular" style:font-size-asian="11pt" style:font-name-complex="Menlo-Regular" style:font-size-complex="11pt"/>
    </style:style>
    <style:style style:name="T12" style:family="text">
      <style:text-properties fo:color="#26474b" fo:font-size="11pt" style:font-name-asian="Menlo-Regular" style:font-size-asian="11pt" style:font-name-complex="Menlo-Regular" style:font-size-complex="11pt"/>
    </style:style>
    <style:style style:name="T13" style:family="text">
      <style:text-properties fo:color="#26474b" style:font-name-asian="Menlo-Regular" style:font-name-complex="Menlo-Regular"/>
    </style:style>
    <style:style style:name="T14" style:family="text">
      <style:text-properties fo:color="#26474b" style:font-name="Monaco1" fo:font-size="11pt" style:font-name-asian="Menlo-Regular" style:font-size-asian="11pt" style:font-name-complex="Menlo-Regular" style:font-size-complex="11pt"/>
    </style:style>
    <style:style style:name="T15" style:family="text">
      <style:text-properties fo:color="#26474b" style:font-name="Monaco1" fo:font-size="9pt" style:font-name-asian="Menlo-Regular" style:font-size-asian="9pt" style:font-name-complex="Menlo-Regular" style:font-size-complex="9pt"/>
    </style:style>
    <style:style style:name="T16" style:family="text">
      <style:text-properties fo:color="#3f6e74" style:font-name="Menlo-Regular" fo:font-size="11pt" style:font-name-asian="Menlo-Regular" style:font-size-asian="11pt" style:font-name-complex="Menlo-Regular" style:font-size-complex="11pt"/>
    </style:style>
    <style:style style:name="T17" style:family="text">
      <style:text-properties fo:color="#3f6e74" style:font-name="Menlo-Regular" style:font-name-asian="Menlo-Regular" style:font-name-complex="Menlo-Regular"/>
    </style:style>
    <style:style style:name="T18" style:family="text">
      <style:text-properties fo:color="#3f6e74" fo:font-size="11pt" style:font-name-asian="Menlo-Regular" style:font-size-asian="11pt" style:font-name-complex="Menlo-Regular" style:font-size-complex="11pt"/>
    </style:style>
    <style:style style:name="T19" style:family="text">
      <style:text-properties fo:color="#3f6e74" style:font-name-asian="Menlo-Regular" style:font-name-complex="Menlo-Regular"/>
    </style:style>
    <style:style style:name="T20" style:family="text">
      <style:text-properties fo:color="#3f6e74" style:font-name="Monaco1" fo:font-size="9pt" style:font-name-asian="Menlo-Regular" style:font-size-asian="9pt" style:font-name-complex="Menlo-Regular" style:font-size-complex="9pt"/>
    </style:style>
    <style:style style:name="T21" style:family="text">
      <style:text-properties fo:color="#3f6e74" style:font-name="Monaco1" fo:font-size="11pt" style:font-name-asian="Menlo-Regular" style:font-size-asian="11pt" style:font-name-complex="Menlo-Regular" style:font-size-complex="11pt"/>
    </style:style>
    <style:style style:name="T22" style:family="text">
      <style:text-properties fo:color="#643820" style:font-name="Menlo-Regular" fo:font-size="11pt" style:font-name-asian="Menlo-Regular" style:font-size-asian="11pt" style:font-name-complex="Menlo-Regular" style:font-size-complex="11pt"/>
    </style:style>
    <style:style style:name="T23" style:family="text">
      <style:text-properties fo:color="#643820" fo:font-size="11pt" style:font-name-asian="Menlo-Regular" style:font-size-asian="11pt" style:font-name-complex="Menlo-Regular" style:font-size-complex="11pt"/>
    </style:style>
    <style:style style:name="T24" style:family="text">
      <style:text-properties fo:color="#643820" style:font-name-asian="Menlo-Regular" style:font-name-complex="Menlo-Regular"/>
    </style:style>
    <style:style style:name="T25" style:family="text">
      <style:text-properties fo:color="#aa0d91" style:font-name="Menlo-Regular" fo:font-size="11pt" style:font-name-asian="Menlo-Regular" style:font-size-asian="11pt" style:font-name-complex="Menlo-Regular" style:font-size-complex="11pt"/>
    </style:style>
    <style:style style:name="T26" style:family="text">
      <style:text-properties fo:color="#aa0d91" style:font-name="Menlo-Regular" style:font-name-asian="Menlo-Regular" style:font-name-complex="Menlo-Regular"/>
    </style:style>
    <style:style style:name="T27" style:family="text">
      <style:text-properties fo:color="#aa0d91" fo:font-size="11pt" style:font-name-asian="Menlo-Regular" style:font-size-asian="11pt" style:font-name-complex="Menlo-Regular" style:font-size-complex="11pt"/>
    </style:style>
    <style:style style:name="T28" style:family="text">
      <style:text-properties fo:color="#aa0d91" style:font-name-asian="Menlo-Regular" style:font-name-complex="Menlo-Regular"/>
    </style:style>
    <style:style style:name="T29" style:family="text">
      <style:text-properties fo:color="#aa0d91" style:font-name="Monaco1" fo:font-size="9pt" style:font-name-asian="Menlo-Regular" style:font-size-asian="9pt" style:font-name-complex="Menlo-Regular" style:font-size-complex="9pt"/>
    </style:style>
    <style:style style:name="T30" style:family="text">
      <style:text-properties fo:color="#aa0d91" style:font-name="Monaco1" fo:font-size="11pt" style:font-name-asian="Menlo-Regular" style:font-size-asian="11pt" style:font-name-complex="Menlo-Regular" style:font-size-complex="11pt"/>
    </style:style>
    <style:style style:name="T31" style:family="text">
      <style:text-properties fo:color="#007400" style:font-name="Menlo-Regular" fo:font-size="11pt" style:font-name-asian="Menlo-Regular" style:font-size-asian="11pt" style:font-name-complex="Menlo-Regular" style:font-size-complex="11pt"/>
    </style:style>
    <style:style style:name="T32" style:family="text">
      <style:text-properties fo:color="#007400" fo:font-size="11pt" style:font-name-asian="Menlo-Regular" style:font-size-asian="11pt" style:font-name-complex="Menlo-Regular" style:font-size-complex="11pt"/>
    </style:style>
    <style:style style:name="T33" style:family="text">
      <style:text-properties fo:color="#007400" style:font-name-asian="Menlo-Regular" style:font-name-complex="Menlo-Regular"/>
    </style:style>
    <style:style style:name="T34" style:family="text">
      <style:text-properties fo:color="#007400" style:font-name="Monaco1" fo:font-size="11pt" style:font-name-asian="Menlo-Regular" style:font-size-asian="11pt" style:font-name-complex="Menlo-Regular" style:font-size-complex="11pt"/>
    </style:style>
    <style:style style:name="T35" style:family="text">
      <style:text-properties fo:color="#007400" style:font-name="Monaco1" fo:font-size="9pt" style:font-name-asian="Menlo-Regular" style:font-size-asian="9pt" style:font-name-complex="Menlo-Regular" style:font-size-complex="9pt"/>
    </style:style>
    <style:style style:name="T36" style:family="text">
      <style:text-properties fo:color="#5c2699" style:font-name="Menlo-Regular" fo:font-size="11pt" style:font-name-asian="Menlo-Regular" style:font-size-asian="11pt" style:font-name-complex="Menlo-Regular" style:font-size-complex="11pt"/>
    </style:style>
    <style:style style:name="T37" style:family="text">
      <style:text-properties style:font-name="Monaco1"/>
    </style:style>
    <style:style style:name="T38" style:family="text">
      <style:text-properties style:font-name="Monaco1" fo:font-size="9pt" style:font-size-asian="9pt" style:font-size-complex="9pt"/>
    </style:style>
    <style:style style:name="T39" style:family="text">
      <style:text-properties fo:color="#c41a16" style:font-name="Menlo-Regular" fo:font-size="11pt" style:font-name-asian="Menlo-Regular" style:font-size-asian="11pt" style:font-name-complex="Menlo-Regular" style:font-size-complex="11pt"/>
    </style:style>
    <style:style style:name="T40" style:family="text">
      <style:text-properties fo:color="#c41a16" fo:font-size="11pt" style:font-name-asian="Menlo-Regular" style:font-size-asian="11pt" style:font-name-complex="Menlo-Regular" style:font-size-complex="11pt"/>
    </style:style>
    <style:style style:name="T41" style:family="text">
      <style:text-properties fo:color="#c41a16" style:font-name-asian="Menlo-Regular" style:font-name-complex="Menlo-Regular"/>
    </style:style>
    <style:style style:name="T42" style:family="text">
      <style:text-properties style:use-window-font-color="true" style:text-outline="false" style:text-line-through-style="none" style:text-position="0% 100%" style:font-name="Lucida Grande"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3" style:family="text">
      <style:text-properties style:use-window-font-color="true" style:text-outline="false" style:text-line-through-style="none" style:text-position="0% 100%" style:font-name="Lucida Grande"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ébastien BARBIER</text:p>
      <text:p text:style-name="Standard">Jocelyn FACCHINI</text:p>
      <text:p text:style-name="Standard"/>
      <text:p text:style-name="Standard">GinkoTempo pour iPhone</text:p>
      <text:p text:style-name="Standard"/>
      <text:p text:style-name="Standard">Projet de Master1 informatique</text:p>
      <text:p text:style-name="Standard">Année : 2009-2010</text:p>
      <text:p text:style-name="Standard"/>
      <text:p text:style-name="Standard">Superviseurs :</text:p>
      <text:p text:style-name="Standard">Stéphane DEBRICON</text:p>
      <text:p text:style-name="Standard">Fabrice BOUQUET</text:p>
      <text:p text:style-name="Standard"/>
      <text:p text:style-name="Standard">Superviseur Ginko:</text:p>
      <text:p text:style-name="Standard">Laurent EON</text:p>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6">Table des matières</text:p>
          </text:index-title>
          <text:p text:style-name="P7"><text:s/>1 Introduction<text:tab/>3</text:p>
          <text:p text:style-name="P7"><text:s/>2 Cahier des charges du projet.<text:tab/>4</text:p>
          <text:p text:style-name="P7"><text:s/>3 Les données<text:tab/>5</text:p>
          <text:p text:style-name="P8"><text:s/>3.1 Accès au Web-service<text:tab/>5</text:p>
          <text:p text:style-name="P8"><text:s/>3.2 Comment sont-elles manipulées ?<text:tab/>5</text:p>
          <text:p text:style-name="P7"><text:s/>4 Structure générale de l'application<text:tab/>6</text:p>
          <text:p text:style-name="P8"><text:s/>4.1 Interface utilisateur.<text:tab/>6</text:p>
          <text:p text:style-name="P8"><text:s/>4.2 Structure globale de l'application<text:tab/>6</text:p>
          <text:p text:style-name="P9"><text:s/>4.2.1 Base de l'application<text:tab/>6</text:p>
          <text:p text:style-name="P9"><text:s/>4.2.2 Schéma globale<text:tab/>6</text:p>
          <text:p text:style-name="P8"><text:s/>4.3 Structure des pages<text:tab/>6</text:p>
          <text:p text:style-name="P9"><text:s/>4.3.1 TableViewController<text:tab/>6</text:p>
          <text:p text:style-name="P9"><text:s/>4.3.2 Contrôleur des données.<text:tab/>6</text:p>
          <text:p text:style-name="P7"><text:s/>5 Techniques Spécifiques<text:tab/>7</text:p>
          <text:p text:style-name="P8"><text:s/>5.1 Les Threads<text:tab/>7</text:p>
          <text:p text:style-name="P8"><text:s/>5.2 Singleton de certaines vues et contrôleur<text:tab/>7</text:p>
          <text:p text:style-name="P8"><text:s/>5.3 Accès au GPS<text:tab/>7</text:p>
          <text:p text:style-name="P8"><text:s/>5.4 Utilisation des paramètres<text:tab/>7</text:p>
          <text:p text:style-name="P8"><text:s/>5.5 Utilisation des Pop-up et vibration<text:tab/>7</text:p>
          <text:p text:style-name="P7"><text:s/>6 What to do next ?<text:tab/>8</text:p>
          <text:p text:style-name="P7"><text:s/>7 Conclusion<text:tab/>9</text:p>
          <text:p text:style-name="P7"><text:s/>8 Sitographie<text:tab/>10</text:p>
          <text:p text:style-name="P7"><text:s/>9 Annexe (Page de présentation).<text:tab/>11</text:p>
        </text:index-body>
      </text:table-of-content>
      <text:p text:style-name="Standard"/>
      <text:h text:style-name="P18" text:outline-level="1">Introduction</text:h>
      <text:p text:style-name="Standard"/>
      <text:p text:style-name="Standard">Idée : Présentation globale du projet. On présente la situation, rapidement rappeler le contexte de l'iPhone.</text:p>
      <text:p text:style-name="Standard"/>
      <text:p text:style-name="P2">(Ne pas expliquer Objective-C mais donner un lien vers document tuto). Ca paraît simple mais ça l'est clairement pas. (InterfaceBuilder) </text:p>
      <text:p text:style-name="P2"/>
      <text:p text:style-name="P2">(Jocelyn) (Sébastien)</text:p>
      <text:h text:style-name="P18" text:outline-level="1">Cahier des charges du projet.</text:h>
      <text:p text:style-name="Standard"/>
      <text:p text:style-name="Standard">On parle du cahier des charges : les cas d'utilisations que l'on a souhaiter mettre en oeuvre et des contraintes qu'il faut respecter.</text:p>
      <text:p text:style-name="Standard"/>
      <text:p text:style-name="P2">(Sébastien)</text:p>
      <text:h text:style-name="P18" text:outline-level="1">Les données</text:h>
      <text:p text:style-name="P5">Les données à afficher dans l'application sont fournies par Ginko. Afin d'y accéder, le service Nouvelles Technologies Besançon a mis en place un Web-service utilisant le protocole SOAP. Nous allons voir dans cette partie quel moyen nous utilisons pour accéder au Web-service et comment nous enregistrons nos données au sein de l'application.</text:p>
      <text:h text:style-name="Heading_20_2" text:outline-level="2">Accès au Web-service</text:h>
      <text:p text:style-name="P3">Le service Nouvelles Technologies Besançon nous a fourni un fichier WSDL qui permet de générer les fonctions d'appels au Web-service. Ce fichier est une description du Web-service et de ces méthodes.</text:p>
      <text:p text:style-name="P3">Nous avons commencé nos recherches dans la documentation Apple où nous avons découvert que le protocole SOAP n'est pas pris en charge nativement dans les bibliothèques du SDK de l'iPhone. La solution proposée par Apple que nous avons trouvé était de constituer soit même les requêtes HTTP contenant les appels des méthodes distantes puis de « parser » la réponse à l'aide de l'objet « NSXMLParser ». Comme il existe des programmes permettant de générer des méthodes « stub »<office:annotation><dc:creator>Jocelyn FACCHINI</dc:creator><dc:date>2010-05-15T10:36:06</dc:date><text:p text:style-name="P20"><text:span text:style-name="T43">Faudrait que je rajoute l'explication des méthode stub + suppression des « </text:span></text:p></office:annotation> nous avons décidé de ne pas utiliser cette solution. À la place, il nous a été suggérer d'utiliser gSOAP pour créer des méthodes « stub » écrit en C ou C++ à partir d'un fichier WSDL.</text:p>
      <text:p text:style-name="P3">Étant donné qu'il est possible d'exécuter du code C ou C++ dans une application écrite en Objective-C, nous avons décidé d'utiliser le programme gSOAP. Ce dernier nous créé les sources à intégrer dans notre application afin d'accéder aux méthodes distantes du Web-service. Nous avons trouvé sur Internet un tutoriel qui répondait entièrement à notre problématique.<office:annotation><dc:creator>Jocelyn FACCHINI</dc:creator><dc:date>2010-05-13T23:33:37</dc:date><text:p text:style-name="P19"><text:span text:style-name="T42">A voir pour le lien du tutoriel,</text:span></text:p><text:p text:style-name="P19"><text:span text:style-name="T42"/></text:p></office:annotation> Le lien vers ce tutoriel est disponible à la fin du rapport. Nous allons ici citer ce tutoriel en l'appliquant à notre application.</text:p>
      <text:p text:style-name="P3">Tout d'abord nous commençons par générer les méthodes « stub » à parti du fichier WSDL grâce à la commande suivante :</text:p>
      <text:p text:style-name="P10"><office:annotation><dc:creator>Jocelyn FACCHINI</dc:creator><dc:date>2010-05-14T06:52:20</dc:date><text:p text:style-name="P20"><text:span text:style-name="T43">Style à définir pour du texte ligne de commande ou code.</text:span></text:p></office:annotation>wsdl2h -s -o TempoAPI.h TempoAPI.wsdl</text:p>
      <text:p text:style-name="P3">Nous avons créé ici le fichier d'entêtes TempoAPI.h. À partir de ce dernier nous allons créer les fichiers sources avec la commande suivante :</text:p>
      <text:p text:style-name="P11">soapcpp2 -C TempoAPI.h</text:p>
      <text:p text:style-name="P3">Ensuite nous ajoutons certains de ces fichiers à notre application : soapC.cpp, soapClient.cpp, soapH.h, soapStub.h et TempoApiSoapBinding.nsmap. Il est également indiqué dans le tutoriel qu'il faut ajouter les fichiers stdsoap2.cpp et stdsoap2.h car c'est la librairie gSOAP qui gère les communications.</text:p>
      <text:p text:style-name="P3">Afin d'utiliser notre accès au Web-service dans notre application, nous avons développé un fichier permettant d'exécuter du code en C++ et en Objective-C. Pour cela, le tutoriel nous indique que le fichier source doit avoir une extension « .mm » pour indiquer au compilateur que nous avons du code en C++. De plus, il faut ajouter dans ce fichier source, que nous avons nommé « WebserviceUtils.mm », la ligne suivante :</text:p>
      <text:p text:style-name="P15"><text:span text:style-name="T24">#import </text:span><text:span text:style-name="T41">"TempoApiSoapBinding.nsmap"</text:span></text:p>
      <text:p text:style-name="P3">Il est important de n'importer ce fichier qu'une seul fois. En effet, lors d'une première tentative nous avions importé le fichier dans le nos entêtes, c'est à dire dans le fichier « WebserviceUtils.h ». Nous obtenions alors une erreur à la compilation semblable à l'erreur référencé par le tutoriel lorsque l'on n'importe pas le fichier. Nous avons donc fait l'importation dans le fichier « WebserviceUtils.mm ».</text:p>
      <text:p text:style-name="P3"><text:soft-page-break/></text:p>
      <text:p text:style-name="P3">L'algorithme de base à utiliser pour faire l'appel d'une méthode distante, par exemple « getListeStations », est le suivant.</text:p>
      <text:p text:style-name="P12"><text:span text:style-name="T29">struct</text:span><text:span text:style-name="T8"> </text:span><text:span text:style-name="T20">soap</text:span><text:span text:style-name="T38"> </text:span>monSoap;<text:line-break/><text:span text:style-name="T15">soap_init</text:span>(&amp;monSoap);</text:p>
      <text:p text:style-name="P12"><text:span text:style-name="T35">// Création des objet Requête/Réponse</text:span><text:line-break/><text:span text:style-name="T29">struct</text:span><text:span text:style-name="T8"> </text:span><text:span text:style-name="T20">_ns1__getListeStations</text:span><text:span text:style-name="T8"> requete;<text:line-break/></text:span><text:span text:style-name="T29">struct</text:span><text:span text:style-name="T8"> </text:span><text:span text:style-name="T20">_ns1__getListeStationsResponse</text:span><text:span text:style-name="T8"> reponse;</text:span></text:p>
      <text:p text:style-name="P13"><text:span text:style-name="T33">//Appel du service web</text:span><text:span text:style-name="T7"><text:line-break/></text:span><text:span text:style-name="T28">if</text:span><text:span text:style-name="T7"> (!</text:span><text:span text:style-name="T13">soap_call___ns1__getListeStations</text:span><text:span text:style-name="T7">(&amp;monSoap, </text:span><text:span text:style-name="T28">NULL</text:span><text:span text:style-name="T7">, </text:span><text:span text:style-name="T28">NULL</text:span><text:span text:style-name="T7">,</text:span> &amp;requete, &amp;reponse))<text:line-break/>{<text:line-break/><text:span text:style-name="T7"><text:tab/></text:span><text:span text:style-name="T28">return</text:span><text:span text:style-name="T7"> reponse.</text:span><text:span text:style-name="T19">getListeStationsReturn</text:span><text:span text:style-name="T7">;<text:line-break/>}</text:span></text:p>
      <text:p text:style-name="P3"><text:span text:style-name="T7">Notons au passage que les structures des requêtes et des réponses sont définies dans le fichier d'entête « soapStub.h ». Elles sont en général de la forme « _ns1__nomMethodeDistante » pour la requête et « _ns1__nomMethodeDistanteResponse » pour la réponse. Il se peut que le terme « ns1 » diffère, dans ce cas il est facile de retrouver dans le fichier d'entêtes le nom exact de la structure.</text:span></text:p>
      <text:p text:style-name="P3"><text:span text:style-name="T7">Un des souhaits exprimé par notre intervenant</text:span><text:span text:style-name="T7"><office:annotation><dc:creator>Jocelyn FACCHINI</dc:creator><dc:date>2010-05-15T09:50:09</dc:date><text:p text:style-name="P20"><text:span text:style-name="T43">Il faut veiller à citer Laurent EON plus tôt</text:span></text:p></office:annotation></text:span><text:span text:style-name="T7"> du service Nouvelles Technologies Besançon est la possibilité de modifier l'adresse d'accès au Web-service sans avoir l'obligation de régénérer les méthodes « stub » à partir du fichier WSDL. Pour cela, observons la liste des paramètres des méthodes « stub ». Prenons celle de l'exemple précédent :</text:span></text:p>
      <text:p text:style-name="P14"><text:span text:style-name="T7">soap_call___ns1__getListeStations(<text:line-break/> <text:s text:c="3"/></text:span><text:span text:style-name="T28">struct</text:span><text:span text:style-name="T7"> </text:span><text:span text:style-name="T19">soap</text:span><text:span text:style-name="T7"> *</text:span><text:span text:style-name="T19">soap</text:span><text:span text:style-name="T7">, <text:s text:c="8"/></text:span><text:span text:style-name="T33">// Objet soap</text:span><text:span text:style-name="T7"><text:line-break/> <text:s text:c="3"/></text:span><text:span text:style-name="T28">const</text:span><text:span text:style-name="T7"> </text:span><text:span text:style-name="T28">char</text:span><text:span text:style-name="T7"> *soap_endpoint, </text:span><text:span text:style-name="T33">// Point d'arrivé de l'appel</text:span><text:span text:style-name="T7"><text:line-break/> <text:s text:c="3"/></text:span><text:span text:style-name="T28">const</text:span><text:span text:style-name="T7"> </text:span><text:span text:style-name="T28">char</text:span><text:span text:style-name="T7"> *soap_action, <text:s text:c="2"/></text:span><text:span text:style-name="T33">// Action SOAP a effectuée</text:span><text:span text:style-name="T7"><text:line-break/> <text:s text:c="3"/></text:span><text:span text:style-name="T19">_ns1__getListeStations</text:span><text:span text:style-name="T7"> *ns1__getListeStations, </text:span><text:span text:style-name="T33">// Requête</text:span><text:span text:style-name="T7"><text:line-break/> <text:s text:c="3"/></text:span><text:span text:style-name="T19">_ns1__getListeStationsResponse</text:span><text:span text:style-name="T7"> *ns1__getListeStationsResponse </text:span><text:span text:style-name="T33">// Réponse</text:span><text:span text:style-name="T7"><text:line-break/><text:tab/>);</text:span></text:p>
      <text:p text:style-name="P3"><text:span text:style-name="T7">Le paramètre est « soap_endpoint » car c'est ici que l'on peut indiquer l'URL du Web-service que nous voulons atteindre. Dans le cas où ce paramètre est à NULL, l'URL utilisée est celle définie dans le fichier WSDL. Il faut donc définir ce paramètre dans toutes les méthode « stub » que nous utilisons. Pour cela nous avons défini une variable globale « WSADRESSE » afin de ne définir qu'une seule fois l'adresse du Web-service.</text:span></text:p>
      <text:p text:style-name="P3"><text:span text:style-name="T7">Nous terminerons cette partie en évoquant un problème que nous avons seulement rencontré à l'université.</text:span></text:p>
      <text:h text:style-name="Heading_20_2" text:outline-level="2">Comment sont-elles manipulées ?</text:h>
      <text:p text:style-name="Standard"/>
      <text:p text:style-name="P2"><text:s/>(Jocelyn)</text:p>
      <text:h text:style-name="P18" text:outline-level="1">Structure générale de l'application</text:h>
      <text:h text:style-name="Heading_20_2" text:outline-level="2">Interface utilisateur.</text:h>
      <text:p text:style-name="P4">(Sébastien)</text:p>
      <text:h text:style-name="Heading_20_2" text:outline-level="2">Structure globale de l'application</text:h>
      <text:p text:style-name="P4">(Jocelyn)</text:p>
      <text:h text:style-name="Heading_20_3" text:outline-level="3">Base de l'application</text:h>
      <text:p text:style-name="P4">(Jocelyn)</text:p>
      <text:h text:style-name="Heading_20_3" text:outline-level="3">Schéma globale</text:h>
      <text:p text:style-name="P4">(Jocelyn)</text:p>
      <text:h text:style-name="Heading_20_2" text:outline-level="2">Structure des pages</text:h>
      <text:p text:style-name="P4">(Jocelyn) (Sébastien) A définir selon le plan qui nous semble pertinent.</text:p>
      <text:h text:style-name="Heading_20_3" text:outline-level="3">TableViewController</text:h>
      <text:h text:style-name="Heading_20_3" text:outline-level="3">Contrôleur des données.</text:h>
      <text:h text:style-name="P18" text:outline-level="1">Techniques Spécifiques</text:h>
      <text:h text:style-name="Heading_20_2" text:outline-level="2">Les Threads</text:h>
      <text:p text:style-name="P4">(Sébastien)</text:p>
      <text:h text:style-name="Heading_20_2" text:outline-level="2">Singleton de certaines vues et contrôleur</text:h>
      <text:p text:style-name="P4">(Jocelyn)</text:p>
      <text:h text:style-name="Heading_20_2" text:outline-level="2">Accès au GPS</text:h>
      <text:p text:style-name="P4">(Sébastien)</text:p>
      <text:h text:style-name="Heading_20_2" text:outline-level="2">Utilisation des paramètres</text:h>
      <text:p text:style-name="P4">(Jocelyn)</text:p>
      <text:h text:style-name="Heading_20_2" text:outline-level="2">Utilisation des Pop-up et vibration</text:h>
      <text:p text:style-name="P4">(Sébastien)</text:p>
      <text:h text:style-name="P18" text:outline-level="1">What to do next ?</text:h>
      <text:p text:style-name="P4">(Sébastien)</text:p>
      <text:h text:style-name="P18" text:outline-level="1">Conclusion</text:h>
      <text:p text:style-name="P4">(Sébastien)</text:p>
      <text:h text:style-name="P18" text:outline-level="1">Sitographie</text:h>
      <text:list xml:id="list502908371" text:style-name="L1">
        <text:list-item>
          <text:p text:style-name="P17">Tutoriel : appel de Web-services SOAP sur iPhone avec gSOAP.<text:line-break/><text:a xlink:type="simple" xlink:href="http://www.sebhoerner.fr/?p=127">http://www.sebhoerner.fr/?p=127</text:a><office:annotation><dc:creator>Jocelyn FACCHINI</dc:creator><dc:date>2010-05-15T08:45:41</dc:date><text:p text:style-name="P20"><text:span text:style-name="T43">Je ne pense pas qu'il soit de la famille d'Yvette Horner</text:span></text:p></office:annotation></text:p>
        </text:list-item>
      </text:list>
      <text:h text:style-name="P18" text:outline-level="1">Annexe (Page de présentatio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enlo-Regular" svg:font-family="Menlo-Regular"/>
    <style:font-face style:name="OpenSymbol" svg:font-family="OpenSymbol"/>
    <style:font-face style:name="Tahoma1" svg:font-family="Tahoma"/>
    <style:font-face style:name="Times New Roman1" svg:font-family="'Times New Roman'" style:font-family-generic="roman"/>
    <style:font-face style:name="TimesNewRomanPSMT" svg:font-family="TimesNewRomanPSMT" style:font-family-generic="roman"/>
    <style:font-face style:name="Lucida Grande" svg:font-family="'Lucida Grande'" style:font-family-generic="swiss"/>
    <style:font-face style:name="Courier New" svg:font-family="'Courier New'" style:font-family-generic="modern" style:font-pitch="fixed"/>
    <style:font-face style:name="Monaco1" svg:font-family="Monaco" style:font-family-generic="modern" style:font-pitch="fixed"/>
    <style:font-face style:name="Monaco" svg:font-family="Monaco" style:font-adornments="Normal" style:font-family-generic="modern" style:font-pitch="fixed"/>
    <style:font-face style:name="Menlo" svg:font-family="Menlo"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indent="1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76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1.52cm" fo:margin-right="0cm"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Ligne_20_de_20_commande" style:display-name="Ligne de commande" style:family="paragraph" style:parent-style-name="Standard" style:class="text" style:master-page-name="">
      <style:paragraph-properties fo:margin-left="1cm" fo:margin-right="0cm" fo:margin-top="0.199cm" fo:margin-bottom="0.199cm" fo:text-align="start" style:justify-single-word="false" fo:text-indent="0cm" style:auto-text-indent="false" style:page-number="auto" fo:background-color="transparent" fo:padding="0.101cm" fo:border="0.002cm solid #000000" style:shadow="none">
        <style:tab-stops/>
        <style:background-image/>
      </style:paragraph-properties>
      <style:text-properties style:font-name="Monaco" fo:font-size="9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cccccc"/>
    </style:style>
    <style:style style:name="MT1" style:family="text">
      <style:text-properties fo:color="#e6e6e6" fo:font-size="10.5pt" style:font-size-asian="10.5pt" style:font-size-complex="10.5pt"/>
    </style:style>
    <style:style style:name="MT2" style:family="text">
      <style:text-properties fo:font-size="10.5pt" style:font-size-asian="10.5pt" style:font-size-complex="10.5pt"/>
    </style:style>
    <style:style style:name="MT3" style:family="text">
      <style:text-properties fo:color="#000000"/>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Rapport technique – GinkoTempo pour iPhone</text:span><text:span text:style-name="MT2"><text:tab/></text:span><text:tab/><text:span text:style-name="MT3"><text:page-number text:select-page="current">11</text:page-number></text:span><text:span text:style-name="MT3"> / </text:span><text:span text:style-name="MT3"><text:page-count>1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ébastien BARBIER</meta:initial-creator>
    <meta:creation-date>2010-05-12T19:20:46</meta:creation-date>
    <dc:date>2010-05-15T21:12:05</dc:date>
    <dc:creator>Jocelyn FACCHINI</dc:creator>
    <meta:editing-duration>PT58H41M25S</meta:editing-duration>
    <meta:editing-cycles>183</meta:editing-cycles>
    <meta:generator>OpenOffice.org/3.2$Unix OpenOffice.org_project/320m12$Build-9483</meta:generator>
    <meta:document-statistic meta:table-count="0" meta:image-count="0" meta:object-count="0" meta:page-count="12" meta:paragraph-count="98" meta:word-count="1143" meta:character-count="7444"/>
  </office:meta>
</office:document-meta>
</file>